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nux Libertine O" svg:font-family="'Linux Libertine O'"/>
    <style:font-face style:name="Linux Libertine O1" svg:font-family="'Linux Libertine 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5e1a5" draw:textarea-horizontal-align="justify" draw:textarea-vertical-align="middle" draw:auto-grow-height="false" fo:min-height="3.464cm" fo:min-width="3.214cm" fo:wrap-option="wrap"/>
      <style:paragraph-properties style:writing-mode="lr-tb"/>
    </style:style>
    <style:style style:name="gr2" style:family="graphic" style:parent-style-name="standard">
      <style:graphic-properties draw:stroke="none" draw:fill-color="#ffab91" draw:textarea-horizontal-align="justify" draw:textarea-vertical-align="middle" draw:auto-grow-height="false" fo:min-height="3.464cm" fo:min-width="3.214cm" fo:wrap-option="wrap"/>
      <style:paragraph-properties style:writing-mode="lr-tb"/>
    </style:style>
    <style:style style:name="gr3" style:family="graphic" style:parent-style-name="standard">
      <style:graphic-properties draw:stroke="none" draw:fill-color="#fff8e1" draw:textarea-horizontal-align="justify" draw:textarea-vertical-align="middle" draw:auto-grow-height="false" fo:min-height="3.464cm" fo:min-width="3.214cm" fo:wrap-option="wrap"/>
      <style:paragraph-properties style:writing-mode="lr-tb"/>
    </style:style>
    <style:style style:name="gr4" style:family="graphic" style:parent-style-name="objectwithoutfill">
      <style:graphic-properties svg:stroke-width="0.081cm" svg:stroke-color="#bdbdbd" draw:marker-start-width="0.321cm" draw:marker-end="Puntas_20_de_20_flecha_20_1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bdbdbd" draw:marker-start-width="0.321cm" draw:marker-end="Puntas_20_de_20_flecha_20_2" draw:marker-end-width="0.4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bdbdbd" draw:marker-start-width="0.321cm" draw:marker-end="Puntas_20_de_20_flecha_20_3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dash" draw:stroke-dash="Dash" svg:stroke-width="0.081cm" svg:stroke-color="#bdbdbd" draw:marker-start-width="0.321cm" draw:marker-end="Puntas_20_de_20_flecha_20_4" draw:marker-end-width="0.421cm" svg:stroke-linecap="butt" draw:fill="none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fo:min-height="1.95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1.95cm"/>
      <style:paragraph-properties style:writing-mode="lr-tb"/>
    </style:style>
    <style:style style:name="gr12" style:family="graphic" style:parent-style-name="objectwithoutfill">
      <style:graphic-properties svg:stroke-width="0.081cm" svg:stroke-color="#bdbdbd" draw:marker-start-width="0.321cm" draw:marker-end="Puntas_20_de_20_flecha_20_5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  <style:text-properties fo:font-style="italic" style:font-style-asian="italic" style:font-style-complex="italic"/>
    </style:style>
    <style:style style:name="P2" style:family="paragraph">
      <loext:graphic-properties draw:fill-color="#c5e1a5"/>
      <style:paragraph-properties fo:text-align="center"/>
      <style:text-properties fo:font-size="40pt" fo:font-style="italic" style:font-size-asian="40pt" style:font-style-asian="italic" style:font-size-complex="40pt" style:font-style-complex="italic"/>
    </style:style>
    <style:style style:name="P3" style:family="paragraph">
      <loext:graphic-properties draw:fill-color="#ffab91"/>
      <style:paragraph-properties fo:text-align="center"/>
      <style:text-properties fo:font-size="40pt" fo:font-style="italic" style:font-size-asian="40pt" style:font-style-asian="italic" style:font-size-complex="40pt" style:font-style-complex="italic"/>
    </style:style>
    <style:style style:name="P4" style:family="paragraph">
      <style:paragraph-properties fo:text-align="center"/>
    </style:style>
    <style:style style:name="P5" style:family="paragraph">
      <loext:graphic-properties draw:fill-color="#fff8e1"/>
      <style:paragraph-properties fo:text-align="center"/>
      <style:text-properties fo:font-size="40pt" fo:font-style="italic" style:font-size-asian="40pt" style:font-style-asian="italic" style:font-size-complex="40pt" style:font-style-complex="italic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40pt" fo:font-style="italic" style:font-size-asian="40pt" style:font-style-asian="italic" style:font-size-complex="40pt" style:font-style-complex="italic"/>
    </style:style>
    <style:style style:name="P8" style:family="paragraph">
      <loext:graphic-properties draw:fill="none" draw:fill-color="#ffffff"/>
      <style:text-properties fo:font-size="40pt" fo:font-style="italic" style:font-size-asian="40pt" style:font-style-asian="italic" style:font-size-complex="40pt" style:font-style-complex="italic"/>
    </style:style>
    <style:style style:name="P9" style:family="paragraph">
      <style:text-properties style:font-name="Linux Libertine O1" fo:font-size="40pt" fo:font-style="italic" style:font-size-asian="40pt" style:font-style-asian="italic" style:font-size-complex="40pt" style:font-style-complex="italic"/>
    </style:style>
    <style:style style:name="P10" style:family="paragraph">
      <loext:graphic-properties draw:fill="none" draw:fill-color="#ffffff"/>
      <style:text-properties style:font-name="Linux Libertine O1" fo:font-size="40pt" fo:font-style="italic" style:font-size-asian="40pt" style:font-style-asian="italic" style:font-size-complex="40pt" style:font-style-complex="italic"/>
    </style:style>
    <style:style style:name="P11" style:family="paragraph">
      <style:paragraph-properties fo:margin-left="0cm" fo:margin-right="0cm" fo:margin-top="0cm" fo:margin-bottom="0cm" fo:line-height="100%" fo:text-indent="0cm"/>
      <style:text-properties style:font-name="Linux Libertine O1" fo:font-size="40pt" fo:font-style="italic" style:font-size-asian="40pt" style:font-style-asian="italic" style:font-size-complex="40pt" style:font-style-complex="italic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Linux Libertine O1" fo:font-size="40pt" fo:font-style="italic" style:font-size-asian="40pt" style:font-style-asian="italic" style:font-size-complex="40pt" style:font-style-complex="italic"/>
    </style:style>
    <style:style style:name="T1" style:family="text">
      <style:text-properties fo:font-size="40pt" fo:font-style="italic" style:font-size-asian="40pt" style:font-style-asian="italic" style:font-size-complex="40pt" style:font-style-complex="italic"/>
    </style:style>
    <style:style style:name="T2" style:family="text">
      <style:text-properties style:font-name="Linux Libertine O" fo:font-size="40pt" fo:font-style="italic" style:font-name-asian="Linux Libertine O" style:font-size-asian="40pt" style:font-style-asian="italic" style:font-name-complex="Linux Libertine O" style:font-size-complex="40pt" style:font-style-complex="italic"/>
    </style:style>
    <style:style style:name="T3" style:family="text">
      <style:text-properties style:font-name="Linux Libertine O1" fo:font-size="40pt" fo:font-style="italic" style:font-name-asian="Liberation Sans1" style:font-size-asian="40pt" style:font-style-asian="italic" style:font-name-complex="Liberation Sans1" style:font-size-complex="40pt" style:font-style-complex="italic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nux Libertine O1" fo:font-size="40pt" fo:font-style="italic" fo:text-shadow="none" style:text-underline-style="none" fo:font-weight="normal" style:letter-kerning="true" style:font-name-asian="Liberation Sans1" style:font-size-asian="40pt" style:font-style-asian="italic" style:font-weight-asian="normal" style:font-name-complex="Liberation Sans1" style:font-size-complex="4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5.25cm" svg:height="5.25cm" svg:x="4cm" svg:y="6.5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5.25cm" svg:height="5.25cm" svg:x="13.301cm" svg:y="6.501cm">
          <text:p text:style-name="P1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3" draw:id="id3" draw:layer="layout" svg:width="5.25cm" svg:height="5.25cm" svg:x="22.402cm" svg:y="6.502cm">
          <text:p text:style-name="P4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9.25cm" svg:y1="9.125cm" svg:x2="13.301cm" svg:y2="9.126cm" draw:start-shape="id1" draw:start-glue-point="10" draw:end-shape="id2" draw:end-glue-point="6" svg:d="M9250 9125l4051 1" svg:viewBox="0 0 4052 2">
          <text:p/>
        </draw:connector>
        <draw:connector draw:style-name="gr5" draw:text-style-name="P6" draw:layer="layout" draw:type="line" svg:x1="18.551cm" svg:y1="9.126cm" svg:x2="22.402cm" svg:y2="9.127cm" draw:start-shape="id2" draw:start-glue-point="10" draw:end-shape="id3" draw:end-glue-point="6" svg:d="M18551 9126l3851 1" svg:viewBox="0 0 3852 2">
          <text:p/>
        </draw:connector>
        <draw:connector draw:style-name="gr6" draw:text-style-name="P6" draw:layer="layout" draw:type="line" svg:x1="15.926cm" svg:y1="11.751cm" svg:x2="15.966cm" svg:y2="15.329cm" draw:start-shape="id2" svg:d="M15926 11751l40 3578" svg:viewBox="0 0 41 3579">
          <text:p/>
        </draw:connector>
        <draw:connector draw:style-name="gr7" draw:text-style-name="P6" draw:layer="layout" draw:type="curve" svg:x1="15.926cm" svg:y1="6.501cm" svg:x2="8.482cm" svg:y2="7.268cm" draw:start-shape="id2" draw:start-glue-point="4" draw:end-shape="id1" draw:end-glue-point="11" svg:d="M15926 6501c0-751-7444-1135-7444 767" svg:viewBox="0 0 7445 1385">
          <text:p/>
        </draw:connector>
        <draw:frame draw:style-name="gr8" draw:text-style-name="P8" draw:layer="layout" svg:width="1cm" svg:height="1.86cm" svg:x="11.2cm" svg:y="4cm">
          <draw:text-box>
            <text:p text:style-name="P7"><text:span text:style-name="T2">β</text:span></text:p>
          </draw:text-box>
        </draw:frame>
        <draw:frame draw:style-name="gr9" draw:text-style-name="P10" draw:layer="layout" svg:width="1.5cm" svg:height="1.86cm" svg:x="19.25cm" svg:y="7cm">
          <draw:text-box>
            <text:p text:style-name="P9"><text:span text:style-name="T3">γ</text:span></text:p>
          </draw:text-box>
        </draw:frame>
        <draw:frame draw:style-name="gr9" draw:text-style-name="P10" draw:layer="layout" svg:width="1.5cm" svg:height="1.86cm" svg:x="16.25cm" svg:y="12.3cm">
          <draw:text-box>
            <text:p text:style-name="P9"><text:span text:style-name="T3">α</text:span></text:p>
          </draw:text-box>
        </draw:frame>
      </draw:page>
      <draw:page draw:name="page2" draw:style-name="dp1" draw:master-page-name="Predeterminado">
        <draw:custom-shape draw:style-name="gr1" draw:text-style-name="P2" xml:id="id4" draw:id="id4" draw:layer="layout" svg:width="5.25cm" svg:height="5.25cm" svg:x="4cm" svg:y="6.5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5.25cm" svg:height="5.25cm" svg:x="13.301cm" svg:y="6.501cm">
          <text:p text:style-name="P1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6" draw:id="id6" draw:layer="layout" svg:width="5.25cm" svg:height="5.25cm" svg:x="22.402cm" svg:y="6.502cm">
          <text:p text:style-name="P4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9.25cm" svg:y1="9.125cm" svg:x2="13.301cm" svg:y2="9.126cm" draw:start-shape="id4" draw:start-glue-point="10" draw:end-shape="id5" draw:end-glue-point="6" svg:d="M9250 9125l4051 1" svg:viewBox="0 0 4052 2">
          <text:p/>
        </draw:connector>
        <draw:connector draw:style-name="gr5" draw:text-style-name="P6" draw:layer="layout" draw:type="line" svg:x1="18.551cm" svg:y1="9.126cm" svg:x2="22.402cm" svg:y2="9.127cm" draw:start-shape="id5" draw:start-glue-point="10" draw:end-shape="id6" draw:end-glue-point="6" svg:d="M18551 9126l3851 1" svg:viewBox="0 0 3852 2">
          <text:p/>
        </draw:connector>
        <draw:connector draw:style-name="gr6" draw:text-style-name="P6" draw:layer="layout" draw:type="line" svg:x1="15.926cm" svg:y1="11.751cm" svg:x2="15.966cm" svg:y2="15.329cm" draw:start-shape="id5" svg:d="M15926 11751l40 3578" svg:viewBox="0 0 41 3579">
          <text:p/>
        </draw:connector>
        <draw:connector draw:style-name="gr7" draw:text-style-name="P6" draw:layer="layout" draw:type="curve" svg:x1="15.926cm" svg:y1="6.501cm" svg:x2="8.482cm" svg:y2="7.268cm" draw:start-shape="id5" draw:start-glue-point="4" draw:end-shape="id4" draw:end-glue-point="11" svg:d="M15926 6501c0-751-7444-1135-7444 767" svg:viewBox="0 0 7445 1385">
          <text:p/>
        </draw:connector>
        <draw:frame draw:style-name="gr8" draw:text-style-name="P8" draw:layer="layout" svg:width="1cm" svg:height="1.86cm" svg:x="11.2cm" svg:y="4cm">
          <draw:text-box>
            <text:p text:style-name="P7"><text:span text:style-name="T2">β</text:span></text:p>
          </draw:text-box>
        </draw:frame>
        <draw:frame draw:style-name="gr9" draw:text-style-name="P10" draw:layer="layout" svg:width="1.5cm" svg:height="1.86cm" svg:x="19.25cm" svg:y="7cm">
          <draw:text-box>
            <text:p text:style-name="P9"><text:span text:style-name="T3">γ</text:span></text:p>
          </draw:text-box>
        </draw:frame>
        <draw:frame draw:style-name="gr10" draw:text-style-name="P12" draw:layer="layout" svg:width="3.5cm" svg:height="2.2cm" svg:x="16.25cm" svg:y="12.3cm">
          <draw:text-box>
            <text:p text:style-name="P11"><text:span text:style-name="T4">α + </text:span><text:span text:style-name="T3">μ</text:span></text:p>
          </draw:text-box>
        </draw:frame>
        <draw:connector draw:style-name="gr6" draw:text-style-name="P6" draw:layer="layout" draw:type="line" svg:x1="6.625cm" svg:y1="11.75cm" svg:x2="6.681cm" svg:y2="15.309cm" draw:start-shape="id4" draw:start-glue-point="8" svg:d="M6625 11750l56 3559" svg:viewBox="0 0 57 3560">
          <text:p/>
        </draw:connector>
        <draw:connector draw:style-name="gr6" draw:text-style-name="P6" draw:layer="layout" draw:type="line" svg:x1="25.027cm" svg:y1="11.752cm" svg:x2="25.056cm" svg:y2="15.25cm" draw:start-shape="id6" draw:start-glue-point="8" svg:d="M25027 11752l29 3498" svg:viewBox="0 0 30 3499">
          <text:p/>
        </draw:connector>
        <draw:frame draw:style-name="gr9" draw:text-style-name="P10" draw:layer="layout" svg:width="1.5cm" svg:height="1.86cm" svg:x="6.65cm" svg:y="12.3cm">
          <draw:text-box>
            <text:p text:style-name="P9"><text:span text:style-name="T3">μ</text:span></text:p>
          </draw:text-box>
        </draw:frame>
        <draw:frame draw:style-name="gr9" draw:text-style-name="P10" draw:layer="layout" svg:width="1.5cm" svg:height="1.86cm" svg:x="25.35cm" svg:y="12.3cm">
          <draw:text-box>
            <text:p text:style-name="P9"><text:span text:style-name="T3">μ</text:span></text:p>
          </draw:text-box>
        </draw:frame>
      </draw:page>
      <draw:page draw:name="page3" draw:style-name="dp1" draw:master-page-name="Predeterminado">
        <draw:custom-shape draw:style-name="gr1" draw:text-style-name="P2" xml:id="id7" draw:id="id7" draw:layer="layout" svg:width="5.25cm" svg:height="5.25cm" svg:x="4cm" svg:y="6.5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5.25cm" svg:height="5.25cm" svg:x="13.301cm" svg:y="6.501cm">
          <text:p text:style-name="P1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9" draw:id="id9" draw:layer="layout" svg:width="5.25cm" svg:height="5.25cm" svg:x="22.402cm" svg:y="6.502cm">
          <text:p text:style-name="P4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6" draw:layer="layout" draw:type="line" svg:x1="9.25cm" svg:y1="9.125cm" svg:x2="13.301cm" svg:y2="9.126cm" draw:start-shape="id7" draw:start-glue-point="10" draw:end-shape="id8" draw:end-glue-point="6" svg:d="M9250 9125l4051 1" svg:viewBox="0 0 4052 2">
          <text:p/>
        </draw:connector>
        <draw:connector draw:style-name="gr5" draw:text-style-name="P6" draw:layer="layout" draw:type="line" svg:x1="18.551cm" svg:y1="9.126cm" svg:x2="22.402cm" svg:y2="9.127cm" draw:start-shape="id8" draw:start-glue-point="10" draw:end-shape="id9" draw:end-glue-point="6" svg:d="M18551 9126l3851 1" svg:viewBox="0 0 3852 2">
          <text:p/>
        </draw:connector>
        <draw:connector draw:style-name="gr6" draw:text-style-name="P6" draw:layer="layout" draw:type="line" svg:x1="15.926cm" svg:y1="11.751cm" svg:x2="15.966cm" svg:y2="15.329cm" draw:start-shape="id8" svg:d="M15926 11751l40 3578" svg:viewBox="0 0 41 3579">
          <text:p/>
        </draw:connector>
        <draw:connector draw:style-name="gr7" draw:text-style-name="P6" draw:layer="layout" draw:type="curve" svg:x1="15.926cm" svg:y1="6.501cm" svg:x2="8.482cm" svg:y2="7.268cm" draw:start-shape="id8" draw:start-glue-point="4" draw:end-shape="id7" draw:end-glue-point="11" svg:d="M15926 6501c0-751-7444-1135-7444 767" svg:viewBox="0 0 7445 1385">
          <text:p/>
        </draw:connector>
        <draw:frame draw:style-name="gr8" draw:text-style-name="P8" draw:layer="layout" svg:width="1cm" svg:height="1.86cm" svg:x="11.2cm" svg:y="4cm">
          <draw:text-box>
            <text:p text:style-name="P7"><text:span text:style-name="T2">β</text:span></text:p>
          </draw:text-box>
        </draw:frame>
        <draw:frame draw:style-name="gr9" draw:text-style-name="P10" draw:layer="layout" svg:width="1.5cm" svg:height="1.86cm" svg:x="19.25cm" svg:y="7cm">
          <draw:text-box>
            <text:p text:style-name="P9"><text:span text:style-name="T3">γ</text:span></text:p>
          </draw:text-box>
        </draw:frame>
        <draw:frame draw:style-name="gr11" draw:text-style-name="P12" draw:layer="layout" svg:width="3.5cm" svg:height="2.2cm" svg:x="16.25cm" svg:y="12.3cm">
          <draw:text-box>
            <text:p text:style-name="P11"><text:span text:style-name="T4">α </text:span><text:span text:style-name="T4">+ </text:span><text:span text:style-name="T3">μ</text:span></text:p>
          </draw:text-box>
        </draw:frame>
        <draw:connector draw:style-name="gr6" draw:text-style-name="P6" draw:layer="layout" draw:type="line" svg:x1="6.625cm" svg:y1="11.75cm" svg:x2="6.681cm" svg:y2="15.309cm" draw:start-shape="id7" draw:start-glue-point="8" svg:d="M6625 11750l56 3559" svg:viewBox="0 0 57 3560">
          <text:p/>
        </draw:connector>
        <draw:connector draw:style-name="gr6" draw:text-style-name="P6" draw:layer="layout" draw:type="line" svg:x1="25.027cm" svg:y1="11.752cm" svg:x2="25.056cm" svg:y2="15.25cm" draw:start-shape="id9" draw:start-glue-point="8" svg:d="M25027 11752l29 3498" svg:viewBox="0 0 30 3499">
          <text:p/>
        </draw:connector>
        <draw:frame draw:style-name="gr9" draw:text-style-name="P10" draw:layer="layout" svg:width="1.5cm" svg:height="1.86cm" svg:x="6.65cm" svg:y="12.3cm">
          <draw:text-box>
            <text:p text:style-name="P9"><text:span text:style-name="T3">μ</text:span></text:p>
          </draw:text-box>
        </draw:frame>
        <draw:frame draw:style-name="gr9" draw:text-style-name="P10" draw:layer="layout" svg:width="1.5cm" svg:height="1.86cm" svg:x="25.35cm" svg:y="12.3cm">
          <draw:text-box>
            <text:p text:style-name="P9"><text:span text:style-name="T3">μ</text:span></text:p>
          </draw:text-box>
        </draw:frame>
        <draw:frame draw:style-name="gr9" draw:text-style-name="P10" draw:layer="layout" svg:width="1.5cm" svg:height="1.86cm" svg:x="6.65cm" svg:y="3.7cm">
          <draw:text-box>
            <text:p text:style-name="P9"><text:span text:style-name="T3">r</text:span></text:p>
          </draw:text-box>
        </draw:frame>
        <draw:connector draw:style-name="gr12" draw:text-style-name="P6" draw:layer="layout" draw:type="curve" draw:line-skew="-0.558cm" svg:x1="4.768cm" svg:y1="7.268cm" svg:x2="6.625cm" svg:y2="6.5cm" draw:start-shape="id7" draw:start-glue-point="5" draw:end-shape="id7" draw:end-glue-point="4" svg:d="M4768 7268c0-2739 1857-2355 1857-768" svg:viewBox="0 0 1858 201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nux Libertine O" svg:font-family="'Linux Libertine O'"/>
    <style:font-face style:name="Linux Libertine O1" svg:font-family="'Linux Libertine 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stroke-dash draw:name="Dash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3-08-10T18:19:11.473781702</meta:creation-date>
    <dc:date>2023-08-10T18:29:19.062617309</dc:date>
    <dc:creator>Gerardo Martin</dc:creator>
    <meta:editing-duration>PT10M8S</meta:editing-duration>
    <meta:editing-cycles>2</meta:editing-cycles>
    <meta:generator>LibreOffice/7.3.7.2$Linux_X86_64 LibreOffice_project/30$Build-2</meta:generator>
    <meta:document-statistic meta:object-count="40"/>
  </office:meta>
</office:document-meta>
</file>